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ttre<text:bookmark text:name="Repère de texte"/> à <text:reference-mark-start text:name="Nouvelle référence"/>Élise<text:reference-mark-end text:name="Nouvelle référence"/> (cf. page <text:bookmark-ref text:reference-format="page" text:ref-name="Repère de texte">1</text:bookmark-ref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2:47:42</meta:creation-date>
    <meta:document-statistic meta:table-count="0" meta:image-count="0" meta:object-count="0" meta:page-count="1" meta:paragraph-count="1" meta:word-count="6" meta:character-count="28"/>
    <dc:date>2009-08-03T12:50:02</dc:date>
    <meta:editing-duration>PT00H02M24S</meta:editing-duration>
    <meta:editing-cycles>1</meta:editing-cycles>
    <meta:generator>OpenOffice.org/3.1$Unix OpenOffice.org_project/310m11$Build-9399</meta:generator>
  </office:meta>
</office:document-meta>
</file>